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ws New Roman" svg:font-family="'Timws New Roman'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6.241cm"/>
    </style:style>
    <style:style style:name="Таблица1.B" style:family="table-column">
      <style:table-column-properties style:column-width="4.748cm"/>
    </style:style>
    <style:style style:name="Таблица1.C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style>
    <style:style style:name="P3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line-height="150%" fo:text-align="center" style:justify-single-word="fals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9" style:family="paragraph" style:parent-style-name="List_20_Paragraph" style:list-style-name="WWNum14">
      <style:paragraph-properties fo:margin-top="0cm" fo:margin-bottom="0cm" style:contextual-spacing="true" fo:line-height="150%" fo:break-before="page"/>
    </style:style>
    <style:style style:name="P10" style:family="paragraph" style:parent-style-name="List_20_Paragraph" style:list-style-name="WWNum40">
      <style:paragraph-properties fo:margin-top="0cm" fo:margin-bottom="0cm" style:contextual-spacing="true" fo:line-height="150%"/>
    </style:style>
    <style:style style:name="P11" style:family="paragraph" style:parent-style-name="List_20_Paragraph" style:list-style-name="WWNum16">
      <style:paragraph-properties fo:margin-top="0cm" fo:margin-bottom="0cm" style:contextual-spacing="true" fo:line-height="150%"/>
    </style:style>
    <style:style style:name="P12" style:family="paragraph" style:parent-style-name="List_20_Paragraph" style:list-style-name="WWNum17">
      <style:paragraph-properties fo:margin-top="0cm" fo:margin-bottom="0cm" style:contextual-spacing="true" fo:line-height="150%"/>
    </style:style>
    <style:style style:name="P13" style:family="paragraph" style:parent-style-name="List_20_Paragraph" style:list-style-name="WWNum18">
      <style:paragraph-properties fo:margin-top="0cm" fo:margin-bottom="0cm" style:contextual-spacing="true" fo:line-height="150%"/>
    </style:style>
    <style:style style:name="P14" style:family="paragraph" style:parent-style-name="List_20_Paragraph" style:list-style-name="WWNum19">
      <style:paragraph-properties fo:margin-top="0cm" fo:margin-bottom="0cm" style:contextual-spacing="true" fo:line-height="150%"/>
    </style:style>
    <style:style style:name="P15" style:family="paragraph" style:parent-style-name="List_20_Paragraph" style:list-style-name="WWNum20">
      <style:paragraph-properties fo:margin-top="0cm" fo:margin-bottom="0cm" style:contextual-spacing="true" fo:line-height="150%"/>
    </style:style>
    <style:style style:name="P16" style:family="paragraph" style:parent-style-name="List_20_Paragraph" style:list-style-name="WWNum21">
      <style:paragraph-properties fo:margin-top="0cm" fo:margin-bottom="0cm" style:contextual-spacing="true" fo:line-height="150%"/>
    </style:style>
    <style:style style:name="P17" style:family="paragraph" style:parent-style-name="List_20_Paragraph" style:list-style-name="WWNum22">
      <style:paragraph-properties fo:margin-top="0cm" fo:margin-bottom="0cm" style:contextual-spacing="true" fo:line-height="150%"/>
    </style:style>
    <style:style style:name="P18" style:family="paragraph" style:parent-style-name="List_20_Paragraph" style:list-style-name="WWNum41">
      <style:paragraph-properties fo:margin-top="0cm" fo:margin-bottom="0cm" style:contextual-spacing="true" fo:line-height="150%"/>
    </style:style>
    <style:style style:name="P19" style:family="paragraph" style:parent-style-name="List_20_Paragraph" style:list-style-name="WWNum23">
      <style:paragraph-properties fo:margin-top="0cm" fo:margin-bottom="0cm" style:contextual-spacing="true" fo:line-height="150%"/>
    </style:style>
    <style:style style:name="P20" style:family="paragraph" style:parent-style-name="List_20_Paragraph" style:list-style-name="WWNum24">
      <style:paragraph-properties fo:margin-top="0cm" fo:margin-bottom="0cm" style:contextual-spacing="true" fo:line-height="150%"/>
    </style:style>
    <style:style style:name="P21" style:family="paragraph" style:parent-style-name="List_20_Paragraph" style:list-style-name="WWNum25">
      <style:paragraph-properties fo:margin-top="0cm" fo:margin-bottom="0cm" style:contextual-spacing="true" fo:line-height="150%"/>
    </style:style>
    <style:style style:name="P22" style:family="paragraph" style:parent-style-name="List_20_Paragraph" style:list-style-name="WWNum26">
      <style:paragraph-properties fo:margin-top="0cm" fo:margin-bottom="0cm" style:contextual-spacing="true" fo:line-height="150%"/>
    </style:style>
    <style:style style:name="P23" style:family="paragraph" style:parent-style-name="List_20_Paragraph" style:list-style-name="WWNum27">
      <style:paragraph-properties fo:margin-top="0cm" fo:margin-bottom="0cm" style:contextual-spacing="true" fo:line-height="150%"/>
    </style:style>
    <style:style style:name="P24" style:family="paragraph" style:parent-style-name="List_20_Paragraph" style:list-style-name="WWNum28">
      <style:paragraph-properties fo:margin-top="0cm" fo:margin-bottom="0cm" style:contextual-spacing="true" fo:line-height="150%"/>
    </style:style>
    <style:style style:name="P25" style:family="paragraph" style:parent-style-name="List_20_Paragraph" style:list-style-name="WWNum29">
      <style:paragraph-properties fo:margin-top="0cm" fo:margin-bottom="0cm" style:contextual-spacing="true" fo:line-height="150%"/>
    </style:style>
    <style:style style:name="P26" style:family="paragraph" style:parent-style-name="List_20_Paragraph" style:list-style-name="WWNum30">
      <style:paragraph-properties fo:margin-top="0cm" fo:margin-bottom="0cm" style:contextual-spacing="true" fo:line-height="150%"/>
    </style:style>
    <style:style style:name="P27" style:family="paragraph" style:parent-style-name="List_20_Paragraph" style:list-style-name="WWNum31">
      <style:paragraph-properties fo:margin-top="0cm" fo:margin-bottom="0cm" style:contextual-spacing="true" fo:line-height="150%"/>
    </style:style>
    <style:style style:name="P28" style:family="paragraph" style:parent-style-name="List_20_Paragraph" style:list-style-name="WWNum32">
      <style:paragraph-properties fo:margin-top="0cm" fo:margin-bottom="0cm" style:contextual-spacing="true" fo:line-height="150%"/>
    </style:style>
    <style:style style:name="P29" style:family="paragraph" style:parent-style-name="List_20_Paragraph" style:list-style-name="WWNum33">
      <style:paragraph-properties fo:margin-top="0cm" fo:margin-bottom="0cm" style:contextual-spacing="true" fo:line-height="150%"/>
    </style:style>
    <style:style style:name="P30" style:family="paragraph" style:parent-style-name="List_20_Paragraph" style:list-style-name="WWNum34">
      <style:paragraph-properties fo:margin-top="0cm" fo:margin-bottom="0cm" style:contextual-spacing="true" fo:line-height="150%"/>
    </style:style>
    <style:style style:name="P31" style:family="paragraph" style:parent-style-name="List_20_Paragraph" style:list-style-name="WWNum35">
      <style:paragraph-properties fo:margin-top="0cm" fo:margin-bottom="0cm" style:contextual-spacing="true" fo:line-height="150%"/>
    </style:style>
    <style:style style:name="P32" style:family="paragraph" style:parent-style-name="List_20_Paragraph" style:list-style-name="WWNum36">
      <style:paragraph-properties fo:margin-top="0cm" fo:margin-bottom="0cm" style:contextual-spacing="true" fo:line-height="150%"/>
    </style:style>
    <style:style style:name="P33" style:family="paragraph" style:parent-style-name="List_20_Paragraph" style:list-style-name="WWNum37">
      <style:paragraph-properties fo:margin-top="0cm" fo:margin-bottom="0cm" style:contextual-spacing="true" fo:line-height="150%"/>
    </style:style>
    <style:style style:name="P34" style:family="paragraph" style:parent-style-name="List_20_Paragraph" style:list-style-name="WWNum38">
      <style:paragraph-properties fo:margin-top="0cm" fo:margin-bottom="0cm" style:contextual-spacing="true" fo:line-height="150%"/>
    </style:style>
    <style:style style:name="P35" style:family="paragraph" style:parent-style-name="List_20_Paragraph" style:list-style-name="WWNum39">
      <style:paragraph-properties fo:margin-top="0cm" fo:margin-bottom="0cm" style:contextual-spacing="true" fo:line-height="150%"/>
    </style:style>
    <style:style style:name="P36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Standard">
      <style:paragraph-properties fo:line-height="150%"/>
      <style:text-properties style:font-name="Times New Roman1" fo:font-size="14pt" style:font-size-asian="14pt" style:font-name-complex="Times New Roman2" style:font-size-complex="14pt"/>
    </style:style>
    <style:style style:name="P38" style:family="paragraph" style:parent-style-name="Standard">
      <style:paragraph-properties fo:line-height="150%"/>
      <style:text-properties style:font-name="Times New Roman1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40" style:family="paragraph" style:parent-style-name="Standard">
      <style:paragraph-properties fo:margin-top="0cm" fo:margin-bottom="0cm" style:contextual-spacing="false" fo:line-height="150%" fo:break-before="page"/>
      <style:text-properties style:font-name="Times New Roman1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Standard">
      <style:paragraph-properties fo:margin-left="0.635cm"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fo:margin-top="0cm" fo:margin-bottom="0cm" style:contextual-spacing="false" fo:line-height="150%"/>
    </style:style>
    <style:style style:name="P45" style:family="paragraph" style:parent-style-name="Standard">
      <style:paragraph-properties fo:margin-top="0cm" fo:margin-bottom="0cm" style:contextual-spacing="false" fo:line-height="150%" fo:text-indent="1.249cm" style:auto-text-indent="false"/>
    </style:style>
    <style:style style:name="P46" style:family="paragraph" style:parent-style-name="Standard">
      <style:paragraph-properties fo:margin-top="0cm" fo:margin-bottom="0cm" style:contextual-spacing="false" fo:line-height="150%" fo:text-indent="0.635cm" style:auto-text-indent="false"/>
    </style:style>
    <style:style style:name="P47" style:family="paragraph" style:parent-style-name="Standard" style:list-style-name="WWNum6">
      <style:paragraph-properties fo:margin-top="0cm" fo:margin-bottom="0cm" style:contextual-spacing="false" fo:line-height="150%"/>
    </style:style>
    <style:style style:name="P48" style:family="paragraph" style:parent-style-name="Standard">
      <style:paragraph-properties fo:margin-left="0.635cm" fo:margin-top="0cm" fo:margin-bottom="0cm" style:contextual-spacing="false" fo:line-height="150%"/>
    </style:style>
    <style:style style:name="P49" style:family="paragraph" style:parent-style-name="Standard">
      <style:paragraph-properties fo:margin-left="0.635cm" fo:margin-top="0cm" fo:margin-bottom="0cm" style:contextual-spacing="false" fo:line-height="150%" fo:text-indent="0.614cm" style:auto-text-indent="false"/>
    </style:style>
    <style:style style:name="P50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style>
    <style:style style:name="P52" style:family="paragraph" style:parent-style-name="Стиль1" style:list-style-name="">
      <style:paragraph-properties fo:margin-top="0cm" fo:margin-bottom="0.353cm" style:contextual-spacing="false" fo:break-before="page"/>
    </style:style>
    <style:style style:name="P53" style:family="paragraph" style:parent-style-name="Стиль2" style:list-style-name="">
      <style:paragraph-properties fo:margin-top="0cm" fo:margin-bottom="0cm" style:contextual-spacing="false" fo:break-before="pag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name-complex="Times New Roman2" style:font-size-complex="14pt" text:display="true"/>
    </style:style>
    <style:style style:name="T3" style:family="text">
      <style:text-properties style:font-name="Times New Roman1" fo:font-size="14pt" style:letter-kerning="true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ws New Roman"/>
    </style:style>
    <style:style style:name="T14" style:family="text">
      <style:text-properties style:font-name="Timws New Roman" fo:font-size="14pt" style:font-size-asian="14pt" style:font-size-complex="14pt"/>
    </style:style>
    <style:style style:name="T15" style:family="text">
      <style:text-properties style:font-name="Timws New Roman"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 loext:marker-style-name="T1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6" loext:marker-style-name="T1"><text:span text:style-name="T1">СОДЕРЖАНИЕ</text:span><text:span text:style-name="T1"/></text:p>
          </text:index-title>
          <text:p text:style-name="P3" loext:marker-style-name="T3"><text:a xlink:type="simple" xlink:href="#_Toc200139134" text:style-name="Index_20_Link" text:visited-style-name="Index_20_Link"><text:span text:style-name="T1">ВВЕДЕНИЕ</text:span><text:span text:style-name="T2"><text:tab/>2</text:span></text:a></text:p>
          <text:p text:style-name="P4" loext:marker-style-name="T3"><text:a xlink:type="simple" xlink:href="#_Toc200139135" text:style-name="Index_20_Link" text:visited-style-name="Index_20_Link"><text:span text:style-name="T4">1.</text:span><text:span text:style-name="T3"><text:tab/></text:span><text:span text:style-name="T1">Методы организации работы в команде разработчиков. Системы контроля версий</text:span><text:span text:style-name="T2"><text:tab/>4</text:span></text:a></text:p>
          <text:p text:style-name="P4" loext:marker-style-name="T3"><text:a xlink:type="simple" xlink:href="#_Toc200139136" text:style-name="Index_20_Link" text:visited-style-name="Index_20_Link"><text:span text:style-name="T4">2.</text:span><text:span text:style-name="T3"><text:tab/></text:span><text:span text:style-name="T1">Цели, задачи, этапы и объекты ревьюирования. Планирование ревьюирования</text:span><text:span text:style-name="T2"><text:tab/>6</text:span></text:a></text:p>
          <text:p text:style-name="P4" loext:marker-style-name="T3"><text:a xlink:type="simple" xlink:href="#_Toc200139137" text:style-name="Index_20_Link" text:visited-style-name="Index_20_Link"><text:span text:style-name="T4">3.</text:span><text:span text:style-name="T3"><text:tab/></text:span><text:span text:style-name="T1">Цели, корректность и направления анализа программных продуктов. Выбор критериев сравнения</text:span><text:span text:style-name="T2"><text:tab/>8</text:span></text:a></text:p>
          <text:p text:style-name="P4" loext:marker-style-name="T3"><text:a xlink:type="simple" xlink:href="#_Toc200139138" text:style-name="Index_20_Link" text:visited-style-name="Index_20_Link"><text:span text:style-name="T4">4.</text:span><text:span text:style-name="T3"><text:tab/></text:span><text:span text:style-name="T1">Представление результатов сравнения. Примеры сравнительного анализа программных продуктов</text:span><text:span text:style-name="T2"><text:tab/>10</text:span></text:a></text:p>
          <text:p text:style-name="P4" loext:marker-style-name="T3"><text:a xlink:type="simple" xlink:href="#_Toc200139139" text:style-name="Index_20_Link" text:visited-style-name="Index_20_Link"><text:span text:style-name="T4">5.</text:span><text:span text:style-name="T3"><text:tab/></text:span><text:span text:style-name="T1">Цели, задачи и методы исследования программного кода</text:span><text:span text:style-name="T2"><text:tab/>12</text:span></text:a></text:p>
          <text:p text:style-name="P4" loext:marker-style-name="T3"><text:a xlink:type="simple" xlink:href="#_Toc200139140" text:style-name="Index_20_Link" text:visited-style-name="Index_20_Link"><text:span text:style-name="T4">6.</text:span><text:span text:style-name="T3"><text:tab/></text:span><text:span text:style-name="T1">Измерительные методы оценки программ: назначение, условия применения.</text:span><text:span text:style-name="T2"><text:tab/>14</text:span></text:a></text:p>
          <text:p text:style-name="P4" loext:marker-style-name="T3"><text:a xlink:type="simple" xlink:href="#_Toc200139141" text:style-name="Index_20_Link" text:visited-style-name="Index_20_Link"><text:span text:style-name="T4">7.</text:span><text:span text:style-name="T3"><text:tab/></text:span><text:span text:style-name="T1">Корректность программ. Эталоны и методы проверки корректности</text:span><text:span text:style-name="T2"><text:tab/>16</text:span></text:a></text:p>
          <text:p text:style-name="P4" loext:marker-style-name="T3"><text:a xlink:type="simple" xlink:href="#_Toc200139142" text:style-name="Index_20_Link" text:visited-style-name="Index_20_Link"><text:span text:style-name="T4">8.</text:span><text:span text:style-name="T3"><text:tab/></text:span><text:span text:style-name="T1">Метрики, направления применения метрик. Метрики сложности. Метрики стилистики.</text:span><text:span text:style-name="T2"><text:tab/>18</text:span></text:a></text:p>
          <text:p text:style-name="P4" loext:marker-style-name="T3"><text:a xlink:type="simple" xlink:href="#_Toc200139143" text:style-name="Index_20_Link" text:visited-style-name="Index_20_Link"><text:span text:style-name="T4">9.</text:span><text:span text:style-name="T3"><text:tab/></text:span><text:span text:style-name="T1">Исследование программного кода на предмет ошибок и отклонения от алгоритма</text:span><text:span text:style-name="T2"><text:tab/>20</text:span></text:a></text:p>
          <text:p text:style-name="P5" loext:marker-style-name="T3"><text:a xlink:type="simple" xlink:href="#_Toc200139144" text:style-name="Index_20_Link" text:visited-style-name="Index_20_Link"><text:span text:style-name="T4">10.</text:span><text:span text:style-name="T3"><text:tab/></text:span><text:span text:style-name="T1">Программные измерительные мониторы</text:span><text:span text:style-name="T2"><text:tab/>21</text:span></text:a></text:p>
          <text:p text:style-name="P5" loext:marker-style-name="T3"><text:a xlink:type="simple" xlink:href="#_Toc200139145" text:style-name="Index_20_Link" text:visited-style-name="Index_20_Link"><text:span text:style-name="T4">11.</text:span><text:span text:style-name="T3"><text:tab/></text:span><text:span text:style-name="T1">Применение отладчиков и дизассемблера</text:span><text:span text:style-name="T2"><text:tab/>23</text:span></text:a></text:p>
          <text:p text:style-name="P5" loext:marker-style-name="T3"><text:a xlink:type="simple" xlink:href="#_Toc200139146" text:style-name="Index_20_Link" text:visited-style-name="Index_20_Link"><text:span text:style-name="T4">12.</text:span><text:span text:style-name="T3"><text:tab/></text:span><text:span text:style-name="T1">Зашита программ от исследования</text:span><text:span text:style-name="T2"><text:tab/>25</text:span></text:a></text:p>
          <text:p text:style-name="P5" loext:marker-style-name="T3"><text:a xlink:type="simple" xlink:href="#_Toc200139147" text:style-name="Index_20_Link" text:visited-style-name="Index_20_Link"><text:span text:style-name="T4">13.</text:span><text:span text:style-name="T3"><text:tab/></text:span><text:span text:style-name="T1">Исследование кода вредоносных программ</text:span><text:span text:style-name="T2"><text:tab/>27</text:span></text:a></text:p>
          <text:p text:style-name="P3" loext:marker-style-name="T3"><text:a xlink:type="simple" xlink:href="#_Toc200139148" text:style-name="Index_20_Link" text:visited-style-name="Index_20_Link"><text:span text:style-name="T1">ВЫВОД</text:span><text:span text:style-name="T2"><text:tab/>29</text:span></text:a></text:p>
          <text:p text:style-name="P43"/>
        </text:index-body>
      </text:table-of-content>
      <text:p text:style-name="P37" loext:marker-style-name="T1"/>
      <text:p text:style-name="P36" loext:marker-style-name="T1"><text:soft-page-break/></text:p>
      <text:h text:style-name="P53" text:outline-level="1"><text:bookmark-start text:name="_Toc200139134"/>ВВЕДЕНИЕ<text:bookmark-end text:name="_Toc200139134"/></text:h>
      <text:p text:style-name="P39" loext:marker-style-name="T1"/>
      <text:p text:style-name="P41" loext:marker-style-name="T1">В современном обществе программное обеспечение стало важной частью повседневной жизни, влияя на различные сферы, начиная от управления бизнесом и заканчивая национальной безопасностью. В условиях быстрого развития технологий и увеличения сложности программных решений качество ПО становится особенно важным. Одним из ключевых методов обеспечения высокого качества и надежности является ревью программных модулей.<text:line-break/><text:line-break/>Целью прохождения практики по профессиональному модулю Ревьюирование программных модулей было знакомство с основными аспектами командной работы разработчиков, использованием систем контроля версий, а также изучение целей и этапов ревью. Практика дала возможность глубже понять важность планирования процесса ревью, выбора критериев сравнения и правильности анализа программных продуктов.<text:line-break/><text:line-break/>В ходе практики уделялось внимание причинно-следственным связям в оценке программ, изучению стандартов и методов проверки корректности, а также применению измерительных методов, включая метрики сложности и стиля кода. Были получены как теоретические знания, так и практические навыки, такие как работа с отладчиками и дизассемблерами (в частности, Ghidra) для анализа кода на наличие ошибок и отклонений от алгоритма.<text:line-break/><text:line-break/>Особое внимание было уделено анализу программного кода, в том числе вредоносных, что необходимо для понимания угроз в информационной безопасности и методов защиты программ. Использование программных измерительных мониторов стало важной частью практики, позволяя отслеживать поведение программ, анализировать их производительность и выявлять потенциальные уязвимости.<text:line-break/><text:soft-page-break/><text:line-break/>В современном процессе разработки ПО ревью кода играет критически важную роль, обеспечивая:<text:line-break/><text:line-break/>• Увеличение качества и надежности кода <text:line-break/>• Предотвращение ошибок на ранних стадиях <text:line-break/>• Обмен знаниями в команде <text:line-break/>• Соблюдение стандартов кодирования <text:line-break/><text:line-break/>Освоение навыков ревью является ключевым этапом становления профессионального разработчика, формируя его техническую экспертизу и критическое мышление. Эти знания и навыки будут весьма полезны в будущей профессиональной деятельности в сфере разработки и обеспечения качества программных продуктов.</text:p>
      <text:p text:style-name="P40" loext:marker-style-name="T1"/>
      <text:list text:style-name="WWNum14">
        <text:list-item>
          <text:h text:style-name="P8" text:outline-level="1" loext:marker-style-name="T1"><text:bookmark-start text:name="_Toc200139135"/><text:span text:style-name="T1">Методы организации работы в команде разработчиков. Системы контроля версий</text:span><text:bookmark-end text:name="_Toc200139135"/><text:span text:style-name="T1"/></text:h>
        </text:list-item>
      </text:list>
      <text:p text:style-name="P42" loext:marker-style-name="T4"><text:span text:style-name="T8">Методы организации работы в команде разработчиков</text:span><text:span text:style-name="T7"><text:line-break/><text:line-break/></text:span><text:span text:style-name="T9">Я ознакомился с основными аспектами организации работы в команде разработчиков и изучил системы контроля версий, особенно Git и GitHub, которые играют важную роль в современном процессе разработки программного обеспечения. <text:line-break/><text:line-break/>В ходе практики мы исследовали различные методы организации работы в команде, среди которых наиболее популярными являются Agile, Scrum и Kanban. Эти методологии позволяют командам гибко реагировать на изменения требований и эффективно управлять проектами. <text:line-break/><text:line-break/>Я хотел бы выделить несколько ключевых моментов:<text:line-break/></text:span><text:span text:style-name="T7">• Роли в команде:</text:span><text:span text:style-name="T9"> Каждая команда разработчиков состоит из различных ролей, таких как разработчик, тестировщик, аналитик и Scrum-мастер. Каждая роль имеет свои задачи и ответственность, что помогает оптимизировать организационную структуру.<text:line-break/></text:span><text:span text:style-name="T7">• Коммуникация:</text:span><text:span text:style-name="T9"> Эффективное взаимодействие внутри команды способствует повышению продуктивности. Инструменты, такие как регулярные встречи и средства для обмена сообщениями, помогают поддерживать связь и выявлять возможные проблемы на ранних этапах.<text:line-break/></text:span><text:span text:style-name="T7">• Планирование и оценка задач:</text:span><text:span text:style-name="T9"> Применение методов планирования, таких как оценка трудоемкости задач и распределение ресурсов, является необходимым шагом для эффективного управления проектам</text:span><text:span text:style-name="T7">и. <text:line-break/><text:line-break/></text:span><text:span text:style-name="T8">Системы контроля версий</text:span><text:span text:style-name="T7"><text:line-break/><text:line-break/></text:span><text:soft-page-break/><text:span text:style-name="T9">Мы также подробно изучили системы контроля версий, которые являются неотъемлемой частью работы разработчиков. Системы контроля версий позволяют отслеживать изменения в коде, управлять версиями и обеспечивать совместную работу над проектом. В практике мы рассматривали одну из самых популярных и удобных систем — Git. </text:span><text:span text:style-name="T7"><text:line-break/><text:line-break/></text:span><text:span text:style-name="T9">Git представляет собой распределенную систему контроля версий, позволяющую разработчикам одновременно работать над одной и той же кодовой базой, сохраняя возможность отката изменений и ведения истории проекта. Мы изучили основные команды, принципы работы с такими системами, как создание веток, слияние изменений и разрешение конфликтов. <text:line-break/></text:span></text:p>
      <text:p text:style-name="P42" loext:marker-style-name="T4"><text:span text:style-name="T7">Инструменты:</text:span><text:span text:style-name="T9"> Git и GitHub.</text:span></text:p>
      <text:list xml:id="list90756352793501" text:continue-numbering="true" text:style-name="WWNum14">
        <text:list-item>
          <text:h text:style-name="P9" text:outline-level="1" loext:marker-style-name="T1"><text:bookmark-start text:name="_Toc200139136"/><text:span text:style-name="T1">Цели, задачи, этапы и объекты ревьюирования. Планирование ревьюирования</text:span><text:bookmark-end text:name="_Toc200139136"/><text:span text:style-name="T1"/></text:h>
        </text:list-item>
      </text:list>
      <text:p text:style-name="P44" loext:marker-style-name="T1"><text:span text:style-name="T1">Изучены основные цели, задачи, этапы и объекты ревьюирования, а также процессы планирования, которые способствуют качественной оценке программного обеспечения. Ревьюирование является мощным инструментом для повышения надежности и безопасности разрабатываемых решений, что особенно важно в контексте современных требований к качеству ПО.</text:span></text:p>
      <text:p text:style-name="P44" loext:marker-style-name="T4"><text:span text:style-name="T15">Цели и задачи ревьюирования</text:span><text:line-break/><text:span text:style-name="T11">Основные цели ревьюирования включают: <text:line-break/>• Выявление и устранение ошибок на ранних стадиях разработки, что значительно снижает будущие затраты на исправления. <text:line-break/>• Улучшение качества и надежности программных продуктов. <text:line-break/>• Обмен знаниями среди членов команды и улучшение взаимодействия. <text:line-break/><text:line-break/>Задачи ревьюирования состоят в следующем:<text:line-break/>• Анализ кода на соответствие установленным стандартам. <text:line-break/>• Оценка архитектуры и дизайна программного обеспечения. <text:line-break/>• Проверка на соответствие требованиям и спецификациям. <text:line-break/></text:span><text:span text:style-name="T12">Этапы и объекты ревьюирования</text:span><text:span text:style-name="T11"><text:line-break/>Ревьюирование проходит несколько этапов:<text:line-break/>1. Подготовка: определение объектов для обсуждения и формирование команды ревьюеров.<text:line-break/>2. Проведение ревью: анализ кода, выявление проблем и формулирование замечаний. <text:line-break/>3. Обсуждение результатов: совместное рассмотрение обнаруженных недостатков и выработка предложений по их устранению. <text:line-break/>4. Составление отчета о результатах ревью, включающего выявленные проблемы и рекомендации. <text:line-break/><text:line-break/>Объектами ревьюирования могут быть:<text:line-break/></text:span><text:soft-page-break/><text:span text:style-name="T11">• Исходный код программ. <text:line-break/>• Документация. <text:line-break/>• Архитектурные решения. <text:line-break/></text:span><text:span text:style-name="T1">Планирование ревьюирования<text:line-break/><text:line-break/>Эффективное планирование ревьюирования имеет важное значение для достижения поставленных целей. В процессе практики я выделил ключевые аспекты планирования:<text:line-break/>• Определение объема ревью, что включает выбор компонентов или модулей для анализа. <text:line-break/>• Установление сроков и процедуры проведения ревью, включая назначение времени встреч и распределение ролей среди участников.<text:line-break/>• Упрощение коммуникации в команде с помощью специализированных инструментов для отслеживания замечаний и предложений.<text:line-break/></text:span><text:span text:style-name="T4">Цели и направления анализа программных продуктов</text:span><text:span text:style-name="T1"><text:line-break/>Анализ программного обеспечения — это важный этап, позволяющий выявить его сильные и слабые стороны, оценить соответствие требованиям и улучшить общее качество разработки.<text:line-break/></text:span><text:span text:style-name="T4">Цели анализа программных продуктов</text:span><text:span text:style-name="T1"><text:line-break/>Основные цели анализа программных продуктов заключаются в следующем:<text:line-break/>1. Оценка качества программного обеспечения: Определение уровня качества и надежности продуктов, что позволяет судить о их пригодности для применения.<text:line-break/>2. Выявление ошибок и уязвимостей: Анализ помогает находить потенциальные проблемы на ранних стадиях, что снижает риски и затраты на исправление в будущем.<text:line-break/>3. Сравнительный анализ: Позволяет сравнивать различные решения и выбирать наиболее подходящее на основании сформулированных критериев.<text:line-break/></text:span><text:span text:style-name="T4">Корректность анализа программных продуктов</text:span><text:span text:style-name="T1"><text:line-break/>Корректность анализа программных продуктов основывается на следующих </text:span><text:soft-page-break/><text:span text:style-name="T1">аспектах:<text:line-break/>• Актуальность тестируемых характеристик: Необходимо выбирать параметры, которые важны и значимы для конкретного типа программного обеспечения.<text:line-break/>• Следование установленным стандартам и методам: Рекомендуется использовать проверенные техники, такие как тестирование на зависимости, функциональное тестирование и статический анализ кода, чтобы избежать субъективности в оценках.</text:span></text:p>
      <text:p text:style-name="P44" loext:marker-style-name="T4"><text:span text:style-name="T4">Направления анализа программных продуктов</text:span><text:span text:style-name="T4"/></text:p>
      <text:p text:style-name="P44" loext:marker-style-name="T1"><text:span text:style-name="T1">В практике мы выделили несколько направлений анализа программных продуктов:</text:span><text:span text:style-name="T1"/></text:p>
      <text:list text:style-name="WWNum21">
        <text:list-item>
          <text:p text:style-name="P16" loext:marker-style-name="T1"><text:span text:style-name="T1">Функциональный анализ: Оценка соответствия функциональности продукта требованиям и спецификациям.</text:span><text:span text:style-name="T1"/></text:p>
        </text:list-item>
        <text:list-item>
          <text:p text:style-name="P16" loext:marker-style-name="T1"><text:span text:style-name="T1">Статический анализ: Изучение исходного кода на предмет надежности, читаемости и структурной корректности, без запуска программного обеспечения.</text:span><text:span text:style-name="T1"/></text:p>
        </text:list-item>
        <text:list-item>
          <text:p text:style-name="P16" loext:marker-style-name="T1"><text:span text:style-name="T1">Динамический анализ: Тестирование программы в реальном времени для оценки ее производительности и поведения в процессе эксплуатации.</text:span><text:span text:style-name="T1"/></text:p>
        </text:list-item>
      </text:list>
      <text:p text:style-name="P44" loext:marker-style-name="T4"><text:span text:style-name="T4">Выбор критериев сравнения</text:span><text:span text:style-name="T4"/></text:p>
      <text:p text:style-name="P44" loext:marker-style-name="T1"><text:span text:style-name="T1">При сравнении программных продуктов важно основывать свои выводы на объективных и измеримых критериях. К ним относятся:</text:span><text:span text:style-name="T1"/></text:p>
      <text:p text:style-name="P44" loext:marker-style-name="T1"><text:span text:style-name="T1">- Метрики качества: Например, метрики сложности кода, метрики стиля.</text:span><text:span text:style-name="T1"/></text:p>
      <text:p text:style-name="P44" loext:marker-style-name="T1"><text:span text:style-name="T1">- Производительность: Время отклика, загрузка системы и другие параметры, влияющие на пользовательский опыт.</text:span><text:span text:style-name="T1"/></text:p>
      <text:p text:style-name="P44" loext:marker-style-name="T1"><text:span text:style-name="T1">- Надежность и тестируемость: Устойчивость к ошибкам, легкость в проведении тестов и исправление недостатков.</text:span><text:span text:style-name="T1"/></text:p>
      <text:p text:style-name="P36" loext:marker-style-name="T1"/>
      <text:list xml:id="list90756195559525" text:continue-list="list90756352793501" text:style-name="WWNum14">
        <text:list-item>
          <text:h text:style-name="P9" text:outline-level="1" loext:marker-style-name="T1"><text:bookmark-start text:name="_Toc200139138"/><text:span text:style-name="T1">Представление результатов сравнения. Примеры сравнительного анализа программных продуктов</text:span><text:bookmark-end text:name="_Toc200139138"/><text:span text:style-name="T1"/></text:h>
        </text:list-item>
      </text:list>
      <text:p text:style-name="P44" loext:marker-style-name="T1"><text:span text:style-name="T1">Изучил методы представления результатов сравнительного анализа программных продуктов. Сравнительный анализ позволяет не только выявить сильные и слабые стороны различных решений, но и помогает сделать обоснованный выбор в пользу конкретного продукта, основываясь на фактических данных и критериям оценки.</text:span><text:span text:style-name="T1"/></text:p>
      <text:p text:style-name="P44" loext:marker-style-name="T4"><text:span text:style-name="T4">Представление результатов сравнения</text:span><text:span text:style-name="T4"/></text:p>
      <text:p text:style-name="P44" loext:marker-style-name="T1"><text:span text:style-name="T1">Результаты сравнительного анализа должны быть представлены в ясной и структурированной форме. Основными способами представления являются:</text:span><text:span text:style-name="T1"/></text:p>
      <text:list text:style-name="WWNum22">
        <text:list-item>
          <text:p text:style-name="P17" loext:marker-style-name="T1"><text:span text:style-name="T1">Табличный формат: Позволяет наглядно сравнить различные характеристики программных продуктов. В таблицах можно указать такие параметры, как функциональность, производительность, удобство использования, стоимость, степень поддержки и другие ключевые метрики.</text:span><text:span text:style-name="T1"/></text:p>
        </text:list-item>
        <text:list-item>
          <text:p text:style-name="P17" loext:marker-style-name="T1"><text:span text:style-name="T1">Графики и диаграммы: Визуализированная информация помогает лучше понять отличия между продуктами. Например, можно использовать линейные графики для иллюстрации производительности программ или столбчатые диаграммы для сравнения стоимости лицензий.</text:span><text:span text:style-name="T1"/></text:p>
        </text:list-item>
        <text:list-item>
          <text:p text:style-name="P17" loext:marker-style-name="T1"><text:span text:style-name="T1">Обзорные отчёты: Предоставляют детализированное описание каждого продукта, включая анализ достоинств и недостатков, рекомендации по использованию и области применения.</text:span><text:span text:style-name="T1"/></text:p>
        </text:list-item>
      </text:list>
      <text:p text:style-name="P44" loext:marker-style-name="T4"><text:span text:style-name="T4">Примеры сравнительного анализа программных продуктов</text:span><text:span text:style-name="T4"/></text:p>
      <text:p text:style-name="P44" loext:marker-style-name="T1"><text:span text:style-name="T1">В ходе практики были проведены несколько примеров сравнительного анализа программных продуктов, среди которых:</text:span><text:span text:style-name="T1"/></text:p>
      <text:list text:style-name="WWNum41">
        <text:list-item>
          <text:p text:style-name="P18" loext:marker-style-name="T1"><text:span text:style-name="T1">Сравнительный анализ систем контроля версий (Git vs SVN):</text:span><text:span text:style-name="T1"/></text:p>
        </text:list-item>
      </text:list>
      <text:list text:style-name="WWNum23">
        <text:list-item>
          <text:p text:style-name="P19" loext:marker-style-name="T1"><text:span text:style-name="T1">Таблица сравнения:</text:span><text:span text:style-name="T1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 loext:marker-style-name="T1"><text:span text:style-name="T1">Характеристика <text:s text:c="9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Git <text:s text:c="20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SVN <text:s text:c="20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Архитектура <text:s text:c="12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Распределенная <text:s text:c="9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Клиенто-серверная <text:s text:c="5"/></text:span><text:span text:style-name="T1"/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" loext:marker-style-name="T1"><text:span text:style-name="T1">Поддержка веток <text:s text:c="8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Да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Ограниченная <text:s text:c="11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Производительность <text:s text:c="6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Высокая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Средняя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Простота использования <text:s text:c="2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Умеренно сложная <text:s text:c="7"/></text:span><text:span text:style-name="T1"/></text:p>
          </table:table-cell>
          <table:table-cell table:style-name="Таблица1.A1" office:value-type="string">
            <text:p text:style-name="P2" loext:marker-style-name="T1"><text:span text:style-name="T1">Простая</text:span><text:span text:style-name="T1"/></text:p>
          </table:table-cell>
        </table:table-row>
      </table:table>
      <text:p text:style-name="P41" loext:marker-style-name="T1"/>
      <text:list xml:id="list90756732654832" text:continue-numbering="true" text:style-name="WWNum23">
        <text:list-item>
          <text:p text:style-name="P19" loext:marker-style-name="T1"><text:span text:style-name="T1">График производительности: Отображение времени выполнения операций(коммит, слияние) для каждой системы.</text:span><text:span text:style-name="T1"/></text:p>
        </text:list-item>
      </text:list>
      <text:p text:style-name="P44" loext:marker-style-name="T1"><text:span text:style-name="T1">2. Сравнительный анализ браузеровпо соответствующим характеристикам</text:span><text:span text:style-name="T1"/></text:p>
      <text:p text:style-name="P44" loext:marker-style-name="T1"><text:span text:style-name="T1">3. Сравнительный анализ офисных пакетов по соответствующим характеристикам</text:span><text:span text:style-name="T1"/></text:p>
      <text:p text:style-name="P44" loext:marker-style-name="T1"><text:span text:style-name="T1">3. Сравнительный анализ средств просмотра видео по соответствующим характеристикам</text:span><text:span text:style-name="T1"/></text:p>
      <text:p text:style-name="P36" loext:marker-style-name="T1"/>
      <text:list xml:id="list90756061996810" text:continue-list="list90756195559525" text:style-name="WWNum14">
        <text:list-item>
          <text:h text:style-name="P9" text:outline-level="1" loext:marker-style-name="T1"><text:bookmark-start text:name="_Toc200139139"/><text:span text:style-name="T1">Цели, задачи и методы исследования программного кода</text:span><text:bookmark-end text:name="_Toc200139139"/><text:span text:style-name="T1"/></text:h>
        </text:list-item>
      </text:list>
      <text:p text:style-name="P44" loext:marker-style-name="T1"><text:span text:style-name="T1">Ознакомился <text:s/>с основными целями и задачами, а также с различными методами исследования программного кода. Правильное исследование кода — ключевой аспект обеспечения качества программного обеспечения, который позволяет выявить и устранить потенциальные проблемы ещё на ранних этапах разработки.</text:span><text:span text:style-name="T1"/></text:p>
      <text:p text:style-name="P44" loext:marker-style-name="T4"><text:span text:style-name="T4">Цели исследования программного кода</text:span><text:span text:style-name="T4"/></text:p>
      <text:p text:style-name="P44" loext:marker-style-name="T1"><text:span text:style-name="T1">Основные цели исследования программного кода включают:</text:span><text:span text:style-name="T1"/></text:p>
      <text:list text:continue-list="list90756732654832" text:style-name="WWNum23">
        <text:list-item>
          <text:p text:style-name="P19" loext:marker-style-name="T1"><text:span text:style-name="T1">Выявление и устранение дефектов: Раннее обнаружение ошибок и уязвимостей в коде позволяет свести к минимуму затраты на исправление в будущем.</text:span><text:span text:style-name="T1"/></text:p>
        </text:list-item>
        <text:list-item>
          <text:p text:style-name="P19" loext:marker-style-name="T1"><text:span text:style-name="T1">Повышение качества кода: Целью является не только поиск ошибок, но и оптимизация структуры, стилевых решений и производительности программного обеспечения.</text:span><text:span text:style-name="T1"/></text:p>
        </text:list-item>
        <text:list-item>
          <text:p text:style-name="P19" loext:marker-style-name="T1"><text:span text:style-name="T1">Соблюдение стандартов разработки: Исследование кода помогает убедиться в соответствии кода принятым стандартам и практикам, что способствует улучшению его читаемости и поддерживаемости.</text:span><text:span text:style-name="T1"/></text:p>
        </text:list-item>
      </text:list>
      <text:p text:style-name="P44" loext:marker-style-name="T4"><text:span text:style-name="T4">Задачи исследования программного кода</text:span><text:span text:style-name="T4"/></text:p>
      <text:p text:style-name="P44" loext:marker-style-name="T1"><text:span text:style-name="T1">Задачи, которые ставятся перед исследованием программного кода, могут включать:</text:span><text:span text:style-name="T1"/></text:p>
      <text:list text:style-name="WWNum24">
        <text:list-item>
          <text:p text:style-name="P20" loext:marker-style-name="T1"><text:span text:style-name="T1">Анализ соответствия кода требованиям спецификации и функциональным требованиям.</text:span><text:span text:style-name="T1"/></text:p>
        </text:list-item>
        <text:list-item>
          <text:p text:style-name="P20" loext:marker-style-name="T1"><text:span text:style-name="T1">Оценка структуры и архитектуры программного обеспечения.</text:span><text:span text:style-name="T1"/></text:p>
        </text:list-item>
        <text:list-item>
          <text:p text:style-name="P20" loext:marker-style-name="T1"><text:span text:style-name="T1">Выявление "технического долга" и анализ возможностей его сокращения.</text:span><text:span text:style-name="T1"/></text:p>
        </text:list-item>
        <text:list-item>
          <text:p text:style-name="P20" loext:marker-style-name="T1"><text:span text:style-name="T1">Проверка безопасности кода, идентификация потенциальных уязвимостей.</text:span><text:span text:style-name="T1"/></text:p>
        </text:list-item>
      </text:list>
      <text:p text:style-name="P44" loext:marker-style-name="T4"><text:span text:style-name="T4">Методы исследования программного кода</text:span><text:span text:style-name="T4"/></text:p>
      <text:p text:style-name="P44" loext:marker-style-name="T1"><text:span text:style-name="T1">В рамках практики изучили различные методы исследования программного кода, среди которых:</text:span><text:span text:style-name="T1"/></text:p>
      <text:list text:style-name="WWNum25">
        <text:list-item>
          <text:p text:style-name="P21" loext:marker-style-name="T1"><text:soft-page-break/><text:span text:style-name="T1">Статический анализ: Метод, который позволяет проверять исходный код без его выполнения. Используются специальные инструменты для выявления ошибок, несоответствий стандартам и уязвимостей.</text:span><text:span text:style-name="T1"/></text:p>
        </text:list-item>
        <text:list-item>
          <text:p text:style-name="P21" loext:marker-style-name="T1"><text:span text:style-name="T1">Динамический анализ: В отличие от статического, этот метод включает выполнение программы и оценку её поведения в реальных условиях. Динамический анализ помогает выявить проблемы производительности и ошибки, которые могут проявляться только при выполнении кода.</text:span><text:span text:style-name="T1"/></text:p>
        </text:list-item>
        <text:list-item>
          <text:p text:style-name="P21" loext:marker-style-name="T1"><text:span text:style-name="T1">Код-ревью: Процесс, в котором коллеги по команде анализируют код друг друга с целью выявления проблем и предложений по улучшению. Это не только помогает находить ошибки, но и способствует обмену знаниями в команде.</text:span><text:span text:style-name="T1"/></text:p>
        </text:list-item>
        <text:list-item>
          <text:p text:style-name="P21" loext:marker-style-name="T1"><text:span text:style-name="T1">Unit-тестирование: Метод, направленный на тестирование отдельных модулей или функций кода для проверки их корректности. Тесты помогают убедиться, что код работает как ожидается при различных условиях.</text:span><text:span text:style-name="T1"/></text:p>
        </text:list-item>
      </text:list>
      <text:p text:style-name="P36" loext:marker-style-name="T1"/>
      <text:list xml:id="list90756999240308" text:continue-list="list90756061996810" text:style-name="WWNum14">
        <text:list-item>
          <text:h text:style-name="P9" text:outline-level="1" loext:marker-style-name="T1"><text:bookmark-start text:name="_Toc200139140"/><text:span text:style-name="T1">Измерительные методы оценки программ: назначение, условия применения.</text:span><text:bookmark-end text:name="_Toc200139140"/><text:span text:style-name="T1"/></text:h>
        </text:list-item>
      </text:list>
      <text:p text:style-name="P44" loext:marker-style-name="T1"><text:span text:style-name="T1">Исследовал измерительные методы оценки программного обеспечения. Эти методы играют важную роль в обеспечении качества и надежности программных продуктов, позволяя объективно оценивать их характеристики и выявлять области для улучшения.</text:span><text:span text:style-name="T1"/></text:p>
      <text:p text:style-name="P44" loext:marker-style-name="T4"><text:span text:style-name="T4">Назначение измерительных методов оценки программ</text:span><text:span text:style-name="T4"/></text:p>
      <text:p text:style-name="P44" loext:marker-style-name="T1"><text:span text:style-name="T1">Измерительные методы предназначены для:</text:span><text:span text:style-name="T1"/></text:p>
      <text:list text:style-name="WWNum26">
        <text:list-item>
          <text:p text:style-name="P22" loext:marker-style-name="T1"><text:span text:style-name="T1">Оценки качества программного обеспечения: Позволяют выявить уровень соответствия программных продуктов установленным стандартам и требованиям, что способствует повышению доверия пользователей к продуктам.</text:span><text:span text:style-name="T1"/></text:p>
        </text:list-item>
        <text:list-item>
          <text:p text:style-name="P22" loext:marker-style-name="T1"><text:span text:style-name="T1">Выявления проблемных областей: Помогают определить участки кода или функциональности, требующие улучшений или исправлений.</text:span><text:span text:style-name="T1"/></text:p>
        </text:list-item>
        <text:list-item>
          <text:p text:style-name="P22" loext:marker-style-name="T1"><text:span text:style-name="T1">Сравнительного анализа: Обеспечивают возможность сравнивать различные версии одного и того же продукта или различные продукты на основе объективных метрик, что упрощает процесс выбора оптимального решения.</text:span><text:span text:style-name="T1"/></text:p>
        </text:list-item>
      </text:list>
      <text:p text:style-name="P44" loext:marker-style-name="T4"><text:span text:style-name="T4">Условия применения измерительных методов оценки программ</text:span><text:span text:style-name="T4"/></text:p>
      <text:p text:style-name="P44" loext:marker-style-name="T1"><text:span text:style-name="T1">Применение измерительных методов возможно при соблюдении следующих условий:</text:span><text:span text:style-name="T1"/></text:p>
      <text:list text:style-name="WWNum27">
        <text:list-item>
          <text:p text:style-name="P23" loext:marker-style-name="T1"><text:span text:style-name="T1">Наличие четких критериев качества: Для успешной оценки необходимо определение конкретных критериев, по которым будет проводиться измерение(например, производительность, стабильность, безопасность).</text:span><text:span text:style-name="T1"/></text:p>
        </text:list-item>
        <text:list-item>
          <text:p text:style-name="P23" loext:marker-style-name="T1"><text:span text:style-name="T1">Доступность необходимых инструментов и методик: Нужно использовать надежные инструменты для проведения измерений, такие как статические анализаторы, профилировщики производительности и системы для автоматизированного тестирования.</text:span><text:span text:style-name="T1"/></text:p>
        </text:list-item>
        <text:list-item>
          <text:p text:style-name="P23" loext:marker-style-name="T1"><text:soft-page-break/><text:span text:style-name="T1">Условия репрезентативности: Среда тестирования должна быть как можно ближе к реальным условиям эксплуатации программы. Это поможет получить более точные результаты оценок и выявить потенциальные проблемы.</text:span><text:span text:style-name="T1"/></text:p>
        </text:list-item>
        <text:list-item>
          <text:p text:style-name="P23" loext:marker-style-name="T1"><text:span text:style-name="T1">Определение временных рамок: Необходимо установить временные границы для проведения измерительных процессов, чтобы получить актуальные данные, которые будут отражать текущее состояние программного обеспечения.</text:span><text:span text:style-name="T1"/></text:p>
        </text:list-item>
      </text:list>
      <text:p text:style-name="P36" loext:marker-style-name="T1"/>
      <text:list xml:id="list90756168281526" text:continue-list="list90756999240308" text:style-name="WWNum14">
        <text:list-item>
          <text:h text:style-name="P9" text:outline-level="1" loext:marker-style-name="T1"><text:bookmark-start text:name="_Toc200139141"/><text:span text:style-name="T1">Корректность программ. Эталоны и методы проверки корректности</text:span><text:bookmark-end text:name="_Toc200139141"/><text:span text:style-name="T1"/></text:h>
        </text:list-item>
      </text:list>
      <text:p text:style-name="P44" loext:marker-style-name="T1"><text:span text:style-name="T1">Ознакомился с концепцией корректности программ. Корректность программного обеспечения является критически важной характеристикой, так как она определяет, насколько программа отвечает заданным спецификациям и требованиям. Исследование методов проверки корректности и применение эталонов позволяет повысить уровень доверия к программным продуктам.</text:span><text:span text:style-name="T1"/></text:p>
      <text:p text:style-name="P44" loext:marker-style-name="T4"><text:span text:style-name="T4">Корректность программ</text:span><text:span text:style-name="T4"/></text:p>
      <text:p text:style-name="P44" loext:marker-style-name="T1"><text:span text:style-name="T1">Корректность программы можно определить как её соответствие заранее установленным требованиям и ожиданиям, включая как функциональные, так и нефункциональные характеристики. Обеспечение корректности программ требует системного подхода и применения различных методов исследования.</text:span><text:span text:style-name="T1"/></text:p>
      <text:p text:style-name="P44" loext:marker-style-name="T4"><text:span text:style-name="T4">Эталоны корректности</text:span><text:span text:style-name="T4"/></text:p>
      <text:p text:style-name="P44" loext:marker-style-name="T1"><text:span text:style-name="T1">Эталоны корректности характеризуются набором требований и спецификаций, которым программа должна соответствовать. Основные типы эталонов включают:</text:span><text:span text:style-name="T1"/></text:p>
      <text:list text:style-name="WWNum28">
        <text:list-item>
          <text:p text:style-name="P24" loext:marker-style-name="T1"><text:span text:style-name="T1">Технические спецификации: Документация, в которой описываются функциональные и нефункциональные требования к системе.</text:span><text:span text:style-name="T1"/></text:p>
        </text:list-item>
        <text:list-item>
          <text:p text:style-name="P24" loext:marker-style-name="T1"><text:span text:style-name="T1">Математические модели: Формальные модели, которые используются для определения и формализации требований к корректности.</text:span><text:span text:style-name="T1"/></text:p>
        </text:list-item>
        <text:list-item>
          <text:p text:style-name="P24" loext:marker-style-name="T1"><text:span text:style-name="T1">Стандарты разработки: Определенные индустриальные или организационные практики и правила, которым следуют при разработке программного обеспечения.</text:span><text:span text:style-name="T1"/></text:p>
        </text:list-item>
      </text:list>
      <text:p text:style-name="P44" loext:marker-style-name="T4"><text:span text:style-name="T4">Методы проверки корректности</text:span><text:span text:style-name="T4"/></text:p>
      <text:p text:style-name="P44" loext:marker-style-name="T1"><text:span text:style-name="T1">В рамках практики были изучены несколько методов проверки корректности программ:</text:span><text:span text:style-name="T1"/></text:p>
      <text:list text:style-name="WWNum29">
        <text:list-item>
          <text:p text:style-name="P25" loext:marker-style-name="T1"><text:span text:style-name="T1">Статический анализ: Этот метод заключается в анализе исходного кода без его выполнения с целью выявления потенциальных проблем, нарушений стиля и несоответствий требованиям спецификации. </text:span><text:soft-page-break/><text:span text:style-name="T1">Инструменты статического анализа помогают находить ошибки на этапе разработки, что способствует экономии времени и ресурсов.</text:span><text:span text:style-name="T1"/></text:p>
        </text:list-item>
        <text:list-item>
          <text:p text:style-name="P25" loext:marker-style-name="T1"><text:span text:style-name="T1">Динамический анализ: В отличие от статического, этот метод включает выполнение программы для проверки её поведения. Динамический анализ позволяет выявлять ошибки, которые могут проявляться только в процессе выполнения, включая проблемы производительности и утечки памяти.</text:span><text:span text:style-name="T1"/></text:p>
        </text:list-item>
        <text:list-item>
          <text:p text:style-name="P25" loext:marker-style-name="T1"><text:span text:style-name="T1">Формальная верификация: Этот метод применяется для математического доказательства корректности программ. Формальные методы обеспечивают высокий уровень уверенности в корректности программ, особенно для критически важных систем.</text:span><text:span text:style-name="T1"/></text:p>
        </text:list-item>
        <text:list-item>
          <text:p text:style-name="P25" loext:marker-style-name="T1"><text:span text:style-name="T1">Модульное тестирование: Тестирование отдельных модулей программы на предмет их соответствия спецификациям. Это помогает убедиться, что каждая часть программы работает правильно и в соответствии с заданными требованиями.</text:span><text:span text:style-name="T1"/></text:p>
        </text:list-item>
      </text:list>
      <text:p text:style-name="P36" loext:marker-style-name="T1"/>
      <text:list xml:id="list90757214341878" text:continue-list="list90756168281526" text:style-name="WWNum14">
        <text:list-item>
          <text:h text:style-name="P9" text:outline-level="1" loext:marker-style-name="T1"><text:bookmark-start text:name="_Toc200139142"/><text:span text:style-name="T1">Метрики, направления применения метрик. Метрики сложности. Метрики стилистики.</text:span><text:bookmark-end text:name="_Toc200139142"/><text:span text:style-name="T1"/></text:h>
        </text:list-item>
      </text:list>
      <text:p text:style-name="P44" loext:marker-style-name="T1"><text:span text:style-name="T1">Ознакомился с важностью метрик в оценке качества программного обеспечения. Метрики позволяют количественно оценивать различные аспекты кода, что способствует выявлению проблем и улучшению его характеристик. В данном отчете рассматриваются направления применения метрик, а также различные категории метрик, включая метрики сложности и метрики стилистики.</text:span><text:span text:style-name="T1"/></text:p>
      <text:p text:style-name="P44" loext:marker-style-name="T4"><text:span text:style-name="T4">Направления применения метрик</text:span><text:span text:style-name="T4"/></text:p>
      <text:p text:style-name="P44" loext:marker-style-name="T1"><text:span text:style-name="T1">Метрики применяются в нескольких направлениях:</text:span><text:span text:style-name="T1"/></text:p>
      <text:list text:style-name="WWNum30">
        <text:list-item>
          <text:p text:style-name="P26" loext:marker-style-name="T1"><text:span text:style-name="T1">Оценка качества кода: Позволяют выявлять участки кода, требующие улучшений, и обеспечивают объективную оценку его качества.</text:span><text:span text:style-name="T1"/></text:p>
        </text:list-item>
        <text:list-item>
          <text:p text:style-name="P26" loext:marker-style-name="T1"><text:span text:style-name="T1">Управление техническим долгом: Помогают определить и оценить технический долг, что позволяет планировать мероприятия по его снижению.</text:span><text:span text:style-name="T1"/></text:p>
        </text:list-item>
        <text:list-item>
          <text:p text:style-name="P26" loext:marker-style-name="T1"><text:span text:style-name="T1">Сравнительный анализ: Оценивают эффективность различных подходов к разработке или сравнивают разные версии программного обеспечения.</text:span><text:span text:style-name="T1"/></text:p>
        </text:list-item>
        <text:list-item>
          <text:p text:style-name="P26" loext:marker-style-name="T1"><text:span text:style-name="T1">Прогнозирование затрат: Включают метрики, позволяющие оценить временные и ресурсные затраты на разработку и поддержку программного продукта.</text:span><text:span text:style-name="T1"/></text:p>
        </text:list-item>
      </text:list>
      <text:p text:style-name="P44" loext:marker-style-name="T4"><text:span text:style-name="T4">Метрики сложности</text:span><text:span text:style-name="T4"/></text:p>
      <text:p text:style-name="P44" loext:marker-style-name="T1"><text:span text:style-name="T1">Метрики сложности используются для оценки сложности кода, что напрямую влияет на его читабельность и сопровождаемость. К основным метрикам сложности относятся:</text:span><text:span text:style-name="T1"/></text:p>
      <text:list text:style-name="WWNum31">
        <text:list-item>
          <text:p text:style-name="P27" loext:marker-style-name="T1"><text:span text:style-name="T1">Метрика цикломатической сложности: Измеряет число линейно независимых путей через программу. Чем выше это значение, тем сложнее код для тестирования и сопровождения.</text:span><text:span text:style-name="T1"/></text:p>
        </text:list-item>
        <text:list-item>
          <text:p text:style-name="P27" loext:marker-style-name="T1"><text:span text:style-name="T1">Количество строк кода(LOC): Простой, но полезный показатель, показывающий объем кода. Однако высокая метрика LOC не всегда </text:span><text:soft-page-break/><text:span text:style-name="T1">отражает сложность, так как может зависеть от стиля программирования.</text:span><text:span text:style-name="T1"/></text:p>
        </text:list-item>
        <text:list-item>
          <text:p text:style-name="P27" loext:marker-style-name="T1"><text:span text:style-name="T1">Число коммитов и изменений: Это метрики, которые позволяет оценить, сколько раз код изменялся, что может быть показателем сложности проекта.</text:span><text:span text:style-name="T1"/></text:p>
        </text:list-item>
      </text:list>
      <text:p text:style-name="P44" loext:marker-style-name="T4"><text:span text:style-name="T4">Метрики стилистики</text:span><text:span text:style-name="T4"/></text:p>
      <text:p text:style-name="P44" loext:marker-style-name="T1"><text:span text:style-name="T1">Метрики стилистики фокусируются на оформлении и структуре кода, что также влияет на его понимание и поддержку. К ним относятся:</text:span><text:span text:style-name="T1"/></text:p>
      <text:p text:style-name="P41" loext:marker-style-name="T1"/>
      <text:list text:style-name="WWNum32">
        <text:list-item>
          <text:p text:style-name="P28" loext:marker-style-name="T1"><text:span text:style-name="T1">Индексы согласованности именования: Измеряют, насколько последовательно используются имена переменных и функций, что важно для читаемости кода.</text:span><text:span text:style-name="T1"/></text:p>
        </text:list-item>
        <text:list-item>
          <text:p text:style-name="P28" loext:marker-style-name="T1"><text:span text:style-name="T1">Коэффициенты дублирования кода: Оценка количества повторяющихся фрагментов кода. Высокий уровень дублирования может свидетельствовать о низком качестве кода и необходимости его рефакторинга.</text:span><text:span text:style-name="T1"/></text:p>
        </text:list-item>
        <text:list-item>
          <text:p text:style-name="P28" loext:marker-style-name="T1"><text:span text:style-name="T1">Стандарты оформления кода: Проверка на соответствие установленным стандартам оформления, что способствует унификации кода и облегчает его поддержку командой разработчиков. </text:span><text:span text:style-name="T1"/></text:p>
        </text:list-item>
      </text:list>
      <text:p text:style-name="P36" loext:marker-style-name="T1"/>
      <text:list xml:id="list90755665277648" text:continue-list="list90757214341878" text:style-name="WWNum14">
        <text:list-item>
          <text:h text:style-name="P9" text:outline-level="1" loext:marker-style-name="T1"><text:bookmark-start text:name="_Toc200139143"/><text:span text:style-name="T1">Исследование программного кода на предмет ошибок и отклонения от алгоритма</text:span><text:bookmark-end text:name="_Toc200139143"/><text:span text:style-name="T1"/></text:h>
        </text:list-item>
      </text:list>
      <text:p text:style-name="P44" loext:marker-style-name="T1"><text:span text:style-name="T1">Изучил методы и подходы, которые позволяют исследовать программный код на предмет ошибок и отклонений от заданного алгоритма. Это исследование является критически важным для обеспечения качества программного обеспечения и достижения его соответствия установленным требованиям.</text:span><text:span text:style-name="T1"/></text:p>
      <text:p text:style-name="P44" loext:marker-style-name="T4"><text:span text:style-name="T4">Методы исследования кода</text:span><text:span text:style-name="T4"/></text:p>
      <text:p text:style-name="P44" loext:marker-style-name="T1"><text:span text:style-name="T1">Исследование программного кода включает различные методики и инструменты, которые помогают выявить ошибки и несоответствия:</text:span><text:span text:style-name="T1"/></text:p>
      <text:list text:style-name="WWNum33">
        <text:list-item>
          <text:p text:style-name="P29" loext:marker-style-name="T1"><text:span text:style-name="T1">Статический анализ кода: Этот метод включает проверку кода без его выполнения, что позволяет выявить потенциальные проблемы, такие как синтаксические ошибки, несоответствия правилам стиля и нарушения логики программы. </text:span><text:span text:style-name="T1"/></text:p>
        </text:list-item>
        <text:list-item>
          <text:p text:style-name="P29" loext:marker-style-name="T1"><text:span text:style-name="T1">Динамический анализ: В отличие от статического, этот метод включает выполнение программы для наблюдения за её поведением. Динамическое тестирование позволяет находить ошибки, которые могут проявляться только в процессе выполнения, а также выявлять проблемы с производительностью.</text:span><text:span text:style-name="T1"/></text:p>
        </text:list-item>
        <text:list-item>
          <text:p text:style-name="P29" loext:marker-style-name="T1"><text:span text:style-name="T1">Тестирование на основе спецификаций: Этот подход включает проверку соответствия результатов работы программы заданным спецификациям и алгоритмам. С помощью модульного и интеграционного тестирования можно удостовериться, что каждая часть кода работает корректно и результаты соответствуют ожиданиям.</text:span><text:span text:style-name="T1"/></text:p>
        </text:list-item>
        <text:list-item>
          <text:p text:style-name="P29" loext:marker-style-name="T1"><text:span text:style-name="T1">Анализ отклонений от алгоритма: Этот метод направлен на выявление случаев, когда программа отклоняется от заданного алгоритма. Студенты изучают, как логика кода может привести к ошибкам, и используют отладку, чтобы проанализировать причины несоответствий.</text:span><text:span text:style-name="T1"/></text:p>
        </text:list-item>
      </text:list>
      <text:p text:style-name="P36" loext:marker-style-name="T1"/>
      <text:list xml:id="list90757126507318" text:continue-list="list90755665277648" text:style-name="WWNum14">
        <text:list-item>
          <text:h text:style-name="P9" text:outline-level="1" loext:marker-style-name="T1"><text:bookmark-start text:name="_Toc200139144"/><text:span text:style-name="T1">Программные измерительные мониторы</text:span><text:bookmark-end text:name="_Toc200139144"/><text:span text:style-name="T1"/></text:h>
        </text:list-item>
      </text:list>
      <text:p text:style-name="P44" loext:marker-style-name="T1"><text:span text:style-name="T1">Изучил концепцию программных измерительных мониторов. Эти инструменты играют важную роль в процессе разработки программного обеспечения, поскольку позволяют отслеживать производительность приложения, выявлять узкие места и обеспечивать качество кода. В данном отчете рассматриваются основные аспекты работы программных измерительных мониторов и их применение в практике ревьюирования кода.</text:span><text:span text:style-name="T1"/></text:p>
      <text:p text:style-name="P44" loext:marker-style-name="T4"><text:span text:style-name="T4">Определение программных измерительных мониторов</text:span><text:span text:style-name="T4"/></text:p>
      <text:p text:style-name="P44" loext:marker-style-name="T1"><text:span text:style-name="T1">Программные измерительные мониторы(или метрики производительности) — это программные инструменты, которые собирают и анализируют данные о функционировании программного обеспечения. Они помогают разработчикам получить представление о параметрах производительности, таких как скорость выполнения, использование ресурсов и частота сбоев. Использование таких мониторов позволяет выявить проблемы и оптимизировать код еще на этапе разработки.</text:span><text:span text:style-name="T1"/></text:p>
      <text:p text:style-name="P44" loext:marker-style-name="T4"><text:span text:style-name="T4">Типы метрик</text:span><text:span text:style-name="T4"/></text:p>
      <text:list text:style-name="WWNum34">
        <text:list-item>
          <text:p text:style-name="P30" loext:marker-style-name="T1"><text:span text:style-name="T1">Метрики производительности: Они измеряют время выполнения программных операций и скорость обработки данных. Метрики могут включать время отклика системы, время загрузки страниц и задержки при выполнении запросов.</text:span><text:span text:style-name="T1"/></text:p>
        </text:list-item>
        <text:list-item>
          <text:p text:style-name="P30" loext:marker-style-name="T1"><text:span text:style-name="T1">Метрики использования ресурсов: Эти метрики отслеживают использование процессора, памяти, дискового пространства и сети. Это позволяет выявить участки кода, которые могут вызывать избыточное использование ресурсов.</text:span><text:span text:style-name="T1"/></text:p>
        </text:list-item>
        <text:list-item>
          <text:p text:style-name="P30" loext:marker-style-name="T1"><text:span text:style-name="T1">Метрики стабильности: Они определяют частоту сбоев и ошибок в работе программы. Высокая частота ошибок сигнализирует о необходимости доработки кода и улучшения его качества.</text:span><text:span text:style-name="T1"/></text:p>
        </text:list-item>
      </text:list>
      <text:p text:style-name="P44" loext:marker-style-name="T4"><text:span text:style-name="T4">Подходы к применению</text:span><text:span text:style-name="T4"/></text:p>
      <text:p text:style-name="P44" loext:marker-style-name="T1"><text:span text:style-name="T1">Для эффективного использования программных измерительных мониторов изучили различные подходы:</text:span><text:span text:style-name="T1"/></text:p>
      <text:list text:style-name="WWNum35">
        <text:list-item>
          <text:p text:style-name="P31" loext:marker-style-name="T1"><text:soft-page-break/><text:span text:style-name="T1">Непрерывный мониторинг: Этот метод включает интеграцию мониторов в процессы разработки и тестирования, позволяя собирать данные в реальном времени.</text:span><text:span text:style-name="T1"/></text:p>
        </text:list-item>
        <text:list-item>
          <text:p text:style-name="P31" loext:marker-style-name="T1"><text:span text:style-name="T1">Анализ данных: Применение специализированных аналитических инструментов для обработки и визуализации собранных данных. Это помогает разработчикам выявить закономерности и принять обоснованные решения по оптимизации.</text:span><text:span text:style-name="T1"/></text:p>
        </text:list-item>
        <text:list-item>
          <text:p text:style-name="P31" loext:marker-style-name="T1"><text:span text:style-name="T1">Регулярные ревью: Вместе с анализом данных, регулярные проверки кода и его производительности позволяют команде разработчиков поддерживать высокие стандарты качества и эффективно реагировать на возникшие проблемы.</text:span><text:span text:style-name="T1"/></text:p>
        </text:list-item>
      </text:list>
      <text:p text:style-name="P36" loext:marker-style-name="T1"/>
      <text:list xml:id="list90757006998201" text:continue-list="list90757126507318" text:style-name="WWNum14">
        <text:list-item>
          <text:h text:style-name="P9" text:outline-level="1" loext:marker-style-name="T1"><text:bookmark-start text:name="_Toc200139145"/><text:span text:style-name="T1">Применение отладчиков и дизассемблера</text:span><text:bookmark-end text:name="_Toc200139145"/><text:span text:style-name="T1"/></text:h>
        </text:list-item>
      </text:list>
      <text:p text:style-name="P44" loext:marker-style-name="T1"><text:span text:style-name="T1">Изучил важность и применение отладчиков и дизассемблеров для анализа программного кода. Эти инструменты позволяют разработчикам глубже понять работу программ, выявлять и исправлять ошибки, а также проводить анализ производительности. В данном отчете рассматриваются основные аспекты работы с отладчиками и дизассемблерами, в частности на примере инструмента </text:span><text:span text:style-name="T5">Ghidra</text:span><text:span text:style-name="T1">.</text:span></text:p>
      <text:p text:style-name="P44" loext:marker-style-name="T4"><text:span text:style-name="T4">Определение отладчиков и дизассемблеров</text:span><text:span text:style-name="T4"/></text:p>
      <text:p text:style-name="P44" loext:marker-style-name="T1"><text:span text:style-name="T1">Отладчики — это инструменты, которые позволяют разработчикам выполнять код построчно, просматривать значения переменных и отслеживать поток выполнения программы. Дизассемблеры, такие как </text:span><text:span text:style-name="T5">Ghidra</text:span><text:span text:style-name="T1">, преобразуют машинный код обратно в ассемблерный, что облегчает анализ и понимание низкоуровневой работы программы.</text:span></text:p>
      <text:p text:style-name="P44" loext:marker-style-name="T4"><text:span text:style-name="T4">Применение отладчиков</text:span><text:span text:style-name="T4"/></text:p>
      <text:list text:style-name="WWNum36">
        <text:list-item>
          <text:p text:style-name="P32" loext:marker-style-name="T1"><text:span text:style-name="T1">Выявление ошибок: Отладчики позволяют выявлять ошибки, наблюдая за состоянием приложения в реальном времени. Это важно для поиска логических ошибок и проблем с производительностью.</text:span><text:span text:style-name="T1"/></text:p>
        </text:list-item>
        <text:list-item>
          <text:p text:style-name="P32" loext:marker-style-name="T1"><text:span text:style-name="T1">Анализ потока выполнения: С помощью отладчика студенты могут отслеживать, какие функции и методы вызываются, и анализировать, как изменяются переменные во время выполнения программы.</text:span><text:span text:style-name="T1"/></text:p>
        </text:list-item>
        <text:list-item>
          <text:p text:style-name="P32" loext:marker-style-name="T1"><text:span text:style-name="T1">Тестирование и профилирование: Отладчики помогают в тестировании отдельных модулей и функций, а также в профилировании производительности, выявляя узкие места в коде.</text:span><text:span text:style-name="T1"/></text:p>
        </text:list-item>
      </text:list>
      <text:p text:style-name="P44" loext:marker-style-name="T4"><text:span text:style-name="T4">Применение дизассемблера </text:span><text:span text:style-name="T6">Ghidra</text:span></text:p>
      <text:list text:style-name="WWNum37">
        <text:list-item>
          <text:p text:style-name="P33" loext:marker-style-name="T1"><text:span text:style-name="T1">Анализ бинарников: </text:span><text:span text:style-name="T5">Ghidra</text:span><text:span text:style-name="T1"> позволяет проводить статический анализ бинарных файлов, что полезно для изучения работы защищенных или закрытых программ, когда исходный код недоступен.</text:span></text:p>
        </text:list-item>
        <text:list-item>
          <text:p text:style-name="P33" loext:marker-style-name="T1"><text:span text:style-name="T1">Исследование уязвимостей: Дизассемблирование позволяет находить уязвимости в коде, анализируя его на более низком уровне, что способствует повышению безопасности программ.</text:span><text:span text:style-name="T1"/></text:p>
        </text:list-item>
        <text:list-item>
          <text:p text:style-name="P33" loext:marker-style-name="T1"><text:soft-page-break/><text:span text:style-name="T1">Реверс-инжиниринг: </text:span><text:span text:style-name="T5">Ghidra</text:span><text:span text:style-name="T1"> предоставляет возможности для реверс-инжиниринга, что может быть полезным для изучения старых или устаревших систем, а также для создания патчей и улучшений к программному обеспечению.</text:span></text:p>
        </text:list-item>
      </text:list>
      <text:p text:style-name="P36" loext:marker-style-name="T1"/>
      <text:list text:continue-list="list90757006998201" text:style-name="WWNum14">
        <text:list-item>
          <text:h text:style-name="P9" text:outline-level="1" loext:marker-style-name="T1"><text:bookmark-start text:name="_Toc200139146"/><text:span text:style-name="T1">Зашита программ от исследования</text:span><text:bookmark-end text:name="_Toc200139146"/><text:span text:style-name="T1"/></text:h>
        </text:list-item>
      </text:list>
      <text:p text:style-name="P44" loext:marker-style-name="T1"><text:span text:style-name="T1">Ознакомился с важными аспектами защиты программного обеспечения от анализа и исследования. Современные программы, особенно те, которые содержат интеллектуальную собственность или чувствительные данные, должны быть защищены от реверс-инжиниринга и других видов анализа. Данная часть отчёта посвящена методам и инструментам, использующимся для повышения безопасности программ и защиты их от несанкционированного исследования.</text:span><text:span text:style-name="T1"/></text:p>
      <text:p text:style-name="P44" loext:marker-style-name="T4"><text:span text:style-name="T4">Определение защиты программ</text:span><text:span text:style-name="T4"/></text:p>
      <text:p text:style-name="P44" loext:marker-style-name="T4"><text:span text:style-name="T1">Защита программ от исследования включает в себя различные техники и подходы, направленные на затруднение анализа кода и предотвращение его несанкционированного использования. Это может быть реализовано через программные защитные механизмы, криптографические методы и обфускацию кода.</text:span><text:span text:style-name="T4"/></text:p>
      <text:p text:style-name="P41" loext:marker-style-name="T4"><text:span text:style-name="T4"/></text:p>
      <text:p text:style-name="P41" loext:marker-style-name="T4"><text:span text:style-name="T7">Методы защиты<text:line-break/><text:line-break/></text:span><text:span text:style-name="T9">• Обфускация кода: Данный метод включает изменение исходного кода или скомпилированного файла, чтобы сделать его трудночитаемым и сложным для понимания. Использование обфускаторов помогает защищать бизнес-логики и алгоритмы от анализа и реверс-инжиниринга.<text:line-break/><text:line-break/>• Шифрование: Для защиты данных, передаваемых и хранящихся программой, применяются криптографические алгоритмы, которые шифруют информацию, делая её недоступной без соответствующего ключа. Это особенно важно для охраны конфиденциальных данных пользователей.<text:line-break/><text:line-break/>• Защита от отладчиков: Внедрение механизмов, препятствующих работе отладчиков или усложняющих их использование, является еще одним способом защиты. Например, программы могут проверять наличие </text:span><text:soft-page-break/><text:span text:style-name="T9">отладчиков и завершать работу или изменять поведение при их обнаружении.<text:line-break/><text:line-break/>• Лицензионные механизмы: Использование систем лицензирования способствует контролю доступа к программному обеспечению и гарантирует, что лишь авторизованные пользователи могут использовать продукт.<text:line-break/><text:line-break/></text:span><text:span text:style-name="T7">Исследование кода вредоносных программ<text:line-break/></text:span><text:span text:style-name="T9"><text:line-break/>Я получил знания о методах анализа и исследовании вредоносного программного обеспечения (Malware), а также о мерах безопасности при его анализе. Понимание работы вредоносных программ и их структур позволяет разработчикам и специалистам по безопасности выявлять уязвимости и защищать информационные системы. В данном отчете рассмотрены основные аспекты исследования кода вредоносных программ, их классификация и методы анализа.<text:line-break/><text:line-break/></text:span><text:span text:style-name="T7">Определение вредоносных программ</text:span><text:span text:style-name="T9"><text:line-break/><text:line-break/>Вредоносные программы — это ПО, которое наносит вред компьютерам, пользователям или сетям. Они могут проявляться в различных формах, включая вирусы, черви, трояны, шпионские и рекламные программы. Исследование их кода необходимо для понимания механики работы и разработки методов защиты.<text:line-break/><text:line-break/>Методы исследования кода вредоносных программ<text:line-break/><text:line-break/>• Статический анализ: Этот метод включает изучение бинарного и исходного кода без его выполнения. Изучаются структуры кода, включая функции, вызовы API и зависимости, чтобы понять логику работы вредоносной программы.<text:line-break/></text:span><text:soft-page-break/><text:span text:style-name="T9"><text:line-break/>• Динамический анализ: В данном методе оценивается поведение программы во время её выполнения. Используются отладчики и эмуляторы для отслеживания вызовов функций, изменений в файловой системе и сетевой активности. Динамический анализ помогает получить полное представление о действиях вредоносной программы в реальных условиях.<text:line-break/><text:line-break/>• Использование дизассемблеров: Инструменты, такие как Ghidra или IDA Pro, помогают преобразовывать машинный код обратно в ассемблерный, позволяя исследователям анализировать структуру и логику работы программы на низком уровне.<text:line-break/><text:line-break/>• Поиск сигнатур: Этот метод ориентирован на идентификацию уникальных паттернов или сигнатур, характерных для определенного вредоносного ПО. Базы данных антивирусных программ содержат подобные сигнатуры, что упрощает обнаружение уже известных угроз.</text:span></text:p>
      <text:h text:style-name="P52" text:outline-level="1"><text:bookmark-start text:name="_Toc200139148"/>ВЫВОД<text:bookmark-end text:name="_Toc200139148"/></text:h>
      <text:p text:style-name="P4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ws New Roman" svg:font-family="'Timws New Roman'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1" style:family="paragraph" style:parent-style-name="Standard" loext:linked-style-name="Стиль1_20_Знак" style:auto-update="true">
      <style:paragraph-properties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" style:family="paragraph" style:parent-style-name="Standard" loext:linked-style-name="Стиль2_20_Знак" style:auto-update="true">
      <style:paragraph-properties fo:margin-top="0cm" fo:margin-bottom="0cm" style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_20_Знак" style:display-name="Стиль2 Знак" style:family="text" style:parent-style-name="Default_20_Paragraph_20_Font_20__28_WW_29_" loext:linked-style-name="Стиль2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104</meta:initial-creator>
    <meta:editing-cycles>10</meta:editing-cycles>
    <meta:creation-date>2024-01-10T09:48:00</meta:creation-date>
    <dc:date>2025-06-07T09:07:55.476021315</dc:date>
    <meta:editing-duration>PT3H2M32S</meta:editing-duration>
    <meta:generator>LibreOffice/7.6.4.1$Linux_X86_64 LibreOffice_project/60$Build-1</meta:generator>
    <meta:document-statistic meta:table-count="1" meta:image-count="0" meta:object-count="0" meta:page-count="28" meta:paragraph-count="169" meta:word-count="3561" meta:character-count="29653" meta:non-whitespace-character-count="26151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